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 style:list-style-name="L2"/>
    <style:style style:name="P3" style:family="paragraph" style:parent-style-name="Text_20_body" style:list-style-name="L1"/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2.11.4</text:h>
      <text:p text:style-name="Titre_20_3_20_Correctifs">CORRECTIFS</text:p>
      <text:list xml:id="list3255273349093591074" text:style-name="L1">
        <text:list-item>
          <text:p text:style-name="P3">La modification d'un horaire dans le tableau des horaires d'une salle (menu <text:span text:style-name="Source_20_Text">Option → Horaires</text:span> dans la fiche d'une salle) n'était prise en compte qu'après avoir appuyé sur <text:span text:style-name="Source_20_Text">Entrée</text:span> ou changé de ligne. Ces actions ne sont plus maintenant indispensables avant validation.</text:p>
        </text:list-item>
        <text:list-item>
          <text:p text:style-name="P1">Les doublons n'étaient pas détectés si un espace était ajouté avant le terme recherché (menus <text:span text:style-name="Source_20_Text">Recherche → Contact, Recherche → Groupe, Recherche → Salle</text:span>).</text:p>
        </text:list-item>
      </text:list>
      <text:h text:style-name="Heading_20_3" text:outline-level="3">COMPTABILITÉ</text:h>
      <text:p text:style-name="Text_20_body">Un nouveau format d'export est désormais disponible pour le logiciel libre <text:span text:style-name="T2">OpenConcerto</text:span> (ERP et comptabilité). Cela vous permet d'importer automatiquement vos écritures à partir d'un fichier généré par Algem. Le module<text:note text:id="ftn0" text:note-class="footnote"><text:note-citation>1</text:note-citation><text:note-body><text:p text:style-name="Footnote">Contactez-nous si ce module vous intéresse : ce module est libre et gratuit.</text:p></text:note-body></text:note> Algem doit être activé et installé dans OpenConcerto. Le fichier exporté est au format <text:span text:style-name="Source_20_Text"><text:span text:style-name="T2">csv</text:span></text:span> (avec le caractère "<text:span text:style-name="Source_20_Text"><text:span text:style-name="T2">;</text:span></text:span>" comme séparateur) et comporte dans l'ordre les champs suivants :</text:p>
      <text:list xml:id="list3743014090006224761" text:style-name="L2">
        <text:list-item>
          <text:p text:style-name="P2">Date au format jj/mm/aaaa</text:p>
        </text:list-item>
        <text:list-item>
          <text:p text:style-name="P2">Code journal</text:p>
        </text:list-item>
        <text:list-item>
          <text:p text:style-name="P2">Numéro de compte</text:p>
        </text:list-item>
        <text:list-item>
          <text:p text:style-name="P2">Numéro de pièce</text:p>
        </text:list-item>
        <text:list-item>
          <text:p text:style-name="P2">Libellé</text:p>
        </text:list-item>
        <text:list-item>
          <text:p text:style-name="P2">Crédit</text:p>
        </text:list-item>
        <text:list-item>
          <text:p text:style-name="P2">Débit</text:p>
        </text:list-item>
        <text:list-item>
          <text:p text:style-name="P2">Analytique</text:p>
        </text:list-item>
      </text:list>
      <text:p text:style-name="Text_20_body">Ce dernier champ (analytique) est optionnel. Il restera indéfini s'il ne correspond à aucun des postes analytiques configurés dans OpenConcerto.</text:p>
      <text:h text:style-name="Heading_20_3" text:outline-level="3">FICHE CONTACT</text:h>
      <text:p text:style-name="Text_20_body">La zone "Site web" a été renommée "<text:span text:style-name="T2">Site/Lien</text:span>". Ces champs en effet ne sont pas réservés aux seuls sites internet. On peut très bien saisir un <text:span text:style-name="T2">lien vers un fichier local </text:span>(dans ce cas, le chemin d'accès au fichier doit débuter par <text:span text:style-name="Source_20_Text"><text:span text:style-name="T2">file://</text:span></text:span>), vers un <text:span text:style-name="T2">partage</text:span> (sur <text:span text:style-name="T2">Dropbox</text:span>, <text:span text:style-name="T2">Onedrive</text:span>, <text:span text:style-name="T2">GoogleDrive</text:span>, etc.) ou tout autre fichier dont l'adresse correspond à une <text:span text:style-name="Source_20_Text"><text:span text:style-name="T2">URL</text:span></text:span> (image, vidéo, etc.). C'est un moyen simple d'accéder à divers documents dans Algem et vous pouvez ajouter autant de liens que vous voulez pour un même contact.</text:p>
      <text:p text:style-name="Text_20_body">Le programme approprié s'ouvrira en fonction du type de document mentionné : Word par exemple, s'il s'agit d'un fichier local au format docx, ou la page internet de partage s'il s'agit d'un document sur le Cloud.</text:p>
      <text:p text:style-name="Text_20_body">Le menu <text:span text:style-name="Source_20_Text">Configuration → Paramètres → Catégories sites web</text:span> a été renommé "<text:span text:style-name="Source_20_Text">Catégories sites/liens</text:span>".</text:p>
      <text:p text:style-name="Text_20_body">A ce sujet, 2 nouvelles catégories ont été ajoutées : <text:span text:style-name="Source_20_Text">Fichier</text:span>, <text:span text:style-name="Source_20_Text">Partage</text:span>. Libre à vous de les renommer ou de les supprimer si vous n'en voyez pas l'util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roid Sans Fallback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background-color="#ffff99" fo:padding="0.049cm" fo:border="0.002cm solid #000000" style:shadow="#808080 0.18cm 0.18cm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99cm" fo:margin-bottom="0.21cm" fo:background-color="#33cc66" fo:padding="0cm" fo:border="none" style:shadow="none">
        <style:background-image/>
      </style:paragraph-properties>
      <style:text-properties style:use-window-font-color="true" fo:font-size="13pt" style:text-underline-style="none" fo:font-weight="bold" style:font-size-asian="14pt" style:font-weight-asian="bold" style:font-size-complex="14pt" style:font-weight-complex="bold" style:text-overline-style="none" style:text-overline-color="#00ae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21cm" fo:background-color="transparent" style:shadow="none">
        <style:background-image/>
      </style:paragraph-properties>
      <style:text-properties style:use-window-font-color="true" fo:font-size="85%" fo:font-style="normal" style:text-underline-style="solid" style:text-underline-width="bold" style:text-underline-color="#00ae00" fo:font-weight="bold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101cm" fo:margin-bottom="0.21cm"/>
      <style:text-properties fo:font-size="80%" fo:font-weight="bold" style:font-size-asian="85%" style:font-weight-asian="bold" style:font-size-complex="85%" style:font-weight-complex="bold"/>
    </style:style>
    <style:style style:name="Titre_20_3_20_Correctifs" style:display-name="Titre 3 Correctifs" style:family="paragraph" style:parent-style-name="Heading_20_3" style:next-style-name="Standard" style:default-outline-level="" style:list-style-name="">
      <style:paragraph-properties fo:background-color="#ff3333">
        <style:background-image/>
      </style:paragraph-properties>
      <style:text-properties fo:color="#ffffff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fo:font-size="11pt" style:font-name-asian="Droid Sans Fallback1" style:font-name-complex="DejaVu Sans Mono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7:03:46</dc:date>
    <meta:generator>OpenOffice.org/3.4.1$Unix OpenOffice.org_project/341m1$Build-9593</meta:generator>
    <meta:editing-duration>PT14M28S</meta:editing-duration>
    <meta:editing-cycles>2</meta:editing-cycles>
    <meta:document-statistic meta:table-count="0" meta:image-count="0" meta:object-count="0" meta:page-count="1" meta:paragraph-count="21" meta:word-count="357" meta:character-count="2164"/>
  </office:meta>
</office:document-meta>
</file>